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lemma</text:p>
          </table:table-cell>
          <table:table-cell table:style-name="ce3" office:value-type="string" calcext:value-type="string">
            <text:p>freqCorpus</text:p>
          </table:table-cell>
          <table:table-cell table:style-name="ce3" office:value-type="string" calcext:value-type="string">
            <text:p>freqHumor</text:p>
          </table:table-cell>
          <table:table-cell table:style-name="ce3" office:value-type="string" calcext:value-type="string">
            <text:p>specHumor</text:p>
          </table:table-cell>
          <table:table-cell table:style-name="ce3" office:value-type="string" calcext:value-type="string">
            <text:p>freqNonHumor</text:p>
          </table:table-cell>
          <table:table-cell table:style-name="ce3" office:value-type="string" calcext:value-type="string">
            <text:p>specNonHumor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268" calcext:value-type="float">
            <text:p>268</text:p>
          </table:table-cell>
          <table:table-cell office:value-type="float" office:value="196" calcext:value-type="float">
            <text:p>196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-12.5" calcext:value-type="float">
            <text:p>-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9.1" calcext:value-type="float">
            <text:p>9.1</text:p>
          </table:table-cell>
          <table:table-cell office:value-type="float" office:value="7" calcext:value-type="float">
            <text:p>7</text:p>
          </table:table-cell>
          <table:table-cell office:value-type="float" office:value="-9.1" calcext:value-type="float">
            <text:p>-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abra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-8.9" calcext:value-type="float">
            <text:p>-8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o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-8.6" calcext:value-type="float">
            <text:p>-8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írico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-6.6" calcext:value-type="float">
            <text:p>-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ego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-5.8" calcext:value-type="float">
            <text:p>-5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sperado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-5.1" calcext:value-type="float">
            <text:p>-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-4.9" calcext:value-type="float">
            <text:p>-4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r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office:value-type="float" office:value="-4.8" calcext:value-type="float">
            <text:p>-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4.4" calcext:value-type="float">
            <text:p>4.4</text:p>
          </table:table-cell>
          <table:table-cell office:value-type="float" office:value="69" calcext:value-type="float">
            <text:p>69</text:p>
          </table:table-cell>
          <table:table-cell office:value-type="float" office:value="-4.4" calcext:value-type="float">
            <text:p>-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z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-4.3" calcext:value-type="float">
            <text:p>-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ido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adir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.1</text:p>
          </table:table-cell>
          <table:table-cell office:value-type="float" office:value="24" calcext:value-type="float">
            <text:p>24</text:p>
          </table:table-cell>
          <table:table-cell office:value-type="float" office:value="-4.1" calcext:value-type="float">
            <text:p>-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o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.9</text:p>
          </table:table-cell>
          <table:table-cell office:value-type="float" office:value="7" calcext:value-type="float">
            <text:p>7</text:p>
          </table:table-cell>
          <table:table-cell office:value-type="float" office:value="-3.9" calcext:value-type="float">
            <text:p>-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o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-3.8" calcext:value-type="float">
            <text:p>-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ción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3.4" calcext:value-type="float">
            <text:p>3.4</text:p>
          </table:table-cell>
          <table:table-cell office:value-type="float" office:value="35" calcext:value-type="float">
            <text:p>35</text:p>
          </table:table-cell>
          <table:table-cell office:value-type="float" office:value="-3.4" calcext:value-type="float">
            <text:p>-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-el</text:p>
          </table:table-cell>
          <table:table-cell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office:value-type="float" office:value="3.3" calcext:value-type="float">
            <text:p>3.3</text:p>
          </table:table-cell>
          <table:table-cell office:value-type="float" office:value="77" calcext:value-type="float">
            <text:p>77</text:p>
          </table:table-cell>
          <table:table-cell office:value-type="float" office:value="-3.3" calcext:value-type="float">
            <text:p>-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r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float" office:value="158" calcext:value-type="float">
            <text:p>1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o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ia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asmo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778" calcext:value-type="float">
            <text:p>778</text:p>
          </table:table-cell>
          <table:table-cell office:value-type="float" office:value="438" calcext:value-type="float">
            <text:p>438</text:p>
          </table:table-cell>
          <table:table-cell office:value-type="float" office:value="2.4" calcext:value-type="float">
            <text:p>2.4</text:p>
          </table:table-cell>
          <table:table-cell office:value-type="float" office:value="340" calcext:value-type="float">
            <text:p>340</text:p>
          </table:table-cell>
          <table:table-cell office:value-type="float" office:value="-2.4" calcext:value-type="float">
            <text:p>-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vagant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3" calcext:value-type="float">
            <text:p>-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ía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.2</text:p>
          </table:table-cell>
          <table:table-cell office:value-type="float" office:value="41" calcext:value-type="float">
            <text:p>41</text:p>
          </table:table-cell>
          <table:table-cell office:value-type="float" office:value="-2.2" calcext:value-type="float">
            <text:p>-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ar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me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2.1" calcext:value-type="float">
            <text:p>-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o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que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ó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ij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d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san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r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27" calcext:value-type="float">
            <text:p>27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do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ltimo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tud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más</text:p>
          </table:table-cell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float" office:value="67" calcext:value-type="float">
            <text:p>67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ig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d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ició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arí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o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1.7" calcext:value-type="float">
            <text:p>-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d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co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ación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1.6" calcext:value-type="float">
            <text:p>-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sició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reotip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ac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lent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ú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ctativ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cu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id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ític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r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v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float" office:value="114" calcext:value-type="float">
            <text:p>114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ri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í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que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1.3" calcext:value-type="float">
            <text:p>1.3</text:p>
          </table:table-cell>
          <table:table-cell office:value-type="float" office:value="39" calcext:value-type="float">
            <text:p>39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1.3" calcext:value-type="float">
            <text:p>-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o</text:p>
          </table:table-cell>
          <table:table-cell office:value-type="float" office:value="268" calcext:value-type="float">
            <text:p>268</text:p>
          </table:table-cell>
          <table:table-cell office:value-type="float" office:value="151" calcext:value-type="float">
            <text:p>151</text:p>
          </table:table-cell>
          <table:table-cell office:value-type="float" office:value="1.2" calcext:value-type="float">
            <text:p>1.2</text:p>
          </table:table-cell>
          <table:table-cell office:value-type="float" office:value="117" calcext:value-type="float">
            <text:p>117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ículo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ci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álog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l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pe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r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ortamient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d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r-é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b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elic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s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t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rucci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é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ne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ció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e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tri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ósof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tic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sef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demi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realist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r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mbr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era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ma</text:p>
          </table:table-cell>
          <table:table-cell office:value-type="float" office:value="560" calcext:value-type="float">
            <text:p>560</text:p>
          </table:table-cell>
          <table:table-cell office:value-type="float" office:value="305" calcext:value-type="float">
            <text:p>305</text:p>
          </table:table-cell>
          <table:table-cell office:value-type="float" office:value="1.1" calcext:value-type="float">
            <text:p>1.1</text:p>
          </table:table-cell>
          <table:table-cell office:value-type="float" office:value="255" calcext:value-type="float">
            <text:p>255</text:p>
          </table:table-cell>
          <table:table-cell office:value-type="float" office:value="-1.1" calcext:value-type="float">
            <text:p>-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r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l</text:p>
          </table:table-cell>
          <table:table-cell office:value-type="float" office:value="169" calcext:value-type="float">
            <text:p>16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r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tiv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bién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br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í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o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190" calcext:value-type="float">
            <text:p>190</text:p>
          </table:table-cell>
          <table:table-cell office:value-type="float" office:value="106" calcext:value-type="float">
            <text:p>106</text:p>
          </table:table-cell>
          <table:table-cell office:value-type="float" office:value="0.9" calcext:value-type="float">
            <text:p>0.9</text:p>
          </table:table-cell>
          <table:table-cell office:value-type="float" office:value="84" calcext:value-type="float">
            <text:p>84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cident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m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llerí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osími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tm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er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ej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u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quez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t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e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it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a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ci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l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si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m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vande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p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ti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ed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r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ú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ll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mpancé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didad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úpi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i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r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al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on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delida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retari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ó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ie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uest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uctur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469" calcext:value-type="float">
            <text:p>469</text:p>
          </table:table-cell>
          <table:table-cell office:value-type="float" office:value="253" calcext:value-type="float">
            <text:p>253</text:p>
          </table:table-cell>
          <table:table-cell office:value-type="float" office:value="0.8" calcext:value-type="float">
            <text:p>0.8</text:p>
          </table:table-cell>
          <table:table-cell office:value-type="float" office:value="216" calcext:value-type="float">
            <text:p>216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ur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alta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of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ment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a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u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ida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i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á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bi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a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ntr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ción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70" calcext:value-type="float">
            <text:p>1170</text:p>
          </table:table-cell>
          <table:table-cell office:value-type="float" office:value="615" calcext:value-type="float">
            <text:p>615</text:p>
          </table:table-cell>
          <table:table-cell office:value-type="float" office:value="0.6" calcext:value-type="float">
            <text:p>0.6</text:p>
          </table:table-cell>
          <table:table-cell office:value-type="float" office:value="555" calcext:value-type="float">
            <text:p>555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one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siv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ecto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ó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ga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ficial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z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n-se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ck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p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quia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onsue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c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ntric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ít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est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gri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a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u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uz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dachí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lido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mi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r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e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da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j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or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es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cio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u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uel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i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t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st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or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or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ie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iz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mi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ocres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íci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s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bliote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ine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e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es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pectiv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o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d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aba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¿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up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ll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p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oj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es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r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r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sb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fetad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lé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gus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ich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s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o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ga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cni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poc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ida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redien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t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fé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k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un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ambi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rece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je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ará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ologí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eg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s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s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t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er-é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u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ue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decir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á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t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b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h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le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anc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a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ñ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bu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usació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b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ho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ig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o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uest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14" calcext:value-type="float">
            <text:p>1214</text:p>
          </table:table-cell>
          <table:table-cell office:value-type="float" office:value="635" calcext:value-type="float">
            <text:p>635</text:p>
          </table:table-cell>
          <table:table-cell office:value-type="float" office:value="0.5" calcext:value-type="float">
            <text:p>0.5</text:p>
          </table:table-cell>
          <table:table-cell office:value-type="float" office:value="579" calcext:value-type="float">
            <text:p>579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pos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923" calcext:value-type="float">
            <text:p>923</text:p>
          </table:table-cell>
          <table:table-cell office:value-type="float" office:value="483" calcext:value-type="float">
            <text:p>483</text:p>
          </table:table-cell>
          <table:table-cell office:value-type="float" office:value="0.5" calcext:value-type="float">
            <text:p>0.5</text:p>
          </table:table-cell>
          <table:table-cell office:value-type="float" office:value="440" calcext:value-type="float">
            <text:p>440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stra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e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j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cios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id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eg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s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z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áti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nd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i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edia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a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ro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-é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ó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usu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ec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0.4" calcext:value-type="float">
            <text:p>0.4</text:p>
          </table:table-cell>
          <table:table-cell office:value-type="float" office:value="51" calcext:value-type="float">
            <text:p>51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0.4" calcext:value-type="float">
            <text:p>0.4</text:p>
          </table:table-cell>
          <table:table-cell office:value-type="float" office:value="118" calcext:value-type="float">
            <text:p>118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do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0.3" calcext:value-type="float">
            <text:p>0.3</text:p>
          </table:table-cell>
          <table:table-cell office:value-type="float" office:value="83" calcext:value-type="float">
            <text:p>8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guaje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o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wan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stro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itú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m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d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rre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galar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az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ot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iga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su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rendánd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portu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en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ien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id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bar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ro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gü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ar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up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rific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n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t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úst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morcil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quir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el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ter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mis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ra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f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i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rámi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ip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lat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y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icís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in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ar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nt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o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id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al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i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form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el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g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be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e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la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ndro-six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r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it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y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und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z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f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oráne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ecasílab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mist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o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er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u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flic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írge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qui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irm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p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r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yect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unté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mebu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e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n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explicab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nch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emp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at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na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tu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ct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r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ant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íbl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lga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oci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omi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t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eti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ur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etiv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r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olog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al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uc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fic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descend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ls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la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gi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i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og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ece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str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e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import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lam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ic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l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qu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c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lig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efac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p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omb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unt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s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amur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cha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pert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or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u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l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ícul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ific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afala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on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fad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gual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ue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b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und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t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to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dé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z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qu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ne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go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albe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cá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v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e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j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r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at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l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o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ocup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tor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iz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ios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man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ut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d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e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érb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rvi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it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n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g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pl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ómo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str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r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ñ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o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spond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ntific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t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ortu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ret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rt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ara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uid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nt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l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íli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a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lu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ci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l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d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tien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s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os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rli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m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picureí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ndo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oh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r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es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tisfech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umpli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aric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petu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gar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m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ierta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bor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e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erb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cm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ar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alá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ócri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iv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tiri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uilib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g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ignifica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i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i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rec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icaci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a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reí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i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t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ech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irtiénd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gu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nda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a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ñ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io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orci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ín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rl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me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s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í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a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n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er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od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ésp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y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rdu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ip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ili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ga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ílic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frut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volv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ic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eld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red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ime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us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os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ar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i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id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n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quisi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ejí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ianis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ngeliza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le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n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ni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j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que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a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all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á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e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m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rs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ú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i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ienc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zá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o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u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udulen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i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d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r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rt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stos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cer-é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ergonz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í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ju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ga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c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i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s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q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g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est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di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rrib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il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ad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ándo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cid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ció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rroll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ri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ú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imien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ir-é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i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a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st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nt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r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ici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graci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id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caturesc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i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s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diculizand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ó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ísi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on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uest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eri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vaganci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nqu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nt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da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o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erent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tidiano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enci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zado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-0.3" calcext:value-type="float">
            <text:p>-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o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  <table:table-cell office:value-type="float" office:value="-0.2" calcext:value-type="float">
            <text:p>-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oni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c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j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quis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lar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l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br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t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s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ún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ónic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ági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j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d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ten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a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cill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s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posid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o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ven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o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me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c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mo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ver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c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ca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al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c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g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s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ófi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iz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haz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ment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sió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grí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ertid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inad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ítes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poc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dramáti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id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óri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ic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id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gu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nció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t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étri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mpl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ió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0.2" calcext:value-type="float">
            <text:p>-0.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ir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-0.3" calcext:value-type="float">
            <text:p>-0.3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trar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.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ió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0.3" calcext:value-type="float">
            <text:p>-0.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e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-0.3" calcext:value-type="float">
            <text:p>-0.3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r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-0.3" calcext:value-type="float">
            <text:p>-0.3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ar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-0.3" calcext:value-type="float">
            <text:p>-0.3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meñ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cha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uv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og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íf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áti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c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cud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m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ti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ís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ten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ad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in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i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acterís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lav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gr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o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turb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tru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er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ol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m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v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o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oc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str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añ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pi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e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nieb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e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rb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mí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tr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ocij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omin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v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i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cone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s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buj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mb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stru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e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chi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en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ese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g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mor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grad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a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rec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a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mo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az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ordin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í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enz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jándo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jeta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a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ar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ci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m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t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izo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no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l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ijé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umb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cu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ip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sion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tiv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hel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apropi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ari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unfu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lín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uñ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m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r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g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má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m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o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ent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z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en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ug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o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vorece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u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jetiv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er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di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á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saj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ér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d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acio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ñ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ec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iza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nd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up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ápi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i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ió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en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ener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ód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í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her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grient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mi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ig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arg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ége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s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ngru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oc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cástic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n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r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sp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d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ONG-LA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Á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PALO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ñe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u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e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s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ecu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en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r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s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r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igi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pl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unf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orde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ñ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ibuir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ác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ezc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u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ordeci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ól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cul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n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ech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baj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c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arqu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ic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ó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í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qu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er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cíf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ifica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os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u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í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gu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o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ejec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g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ual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m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urs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pez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t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hé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v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d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él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rep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un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r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ñ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rend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ran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ç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er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denanç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cu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afí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ó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cu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e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é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ót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ca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ec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lu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ac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á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o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g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am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idiéndo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i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lum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v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y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on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a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v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cion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r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l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ie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rosím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ers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ec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i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of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en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nu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ve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posi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je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cu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a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r-é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pi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saj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i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ec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tanc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icu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eñ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or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able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ibir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odra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ed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güe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id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st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f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ti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fir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cesit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or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th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ad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trac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antes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gi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osofí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ual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olism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él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qu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Ún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gabu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egad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rcula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amá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óri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e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ticizació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i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iv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ad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i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ordimien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lumb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er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n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rdec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n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ctivame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abri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ji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ó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e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cabulari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u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dictor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c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rib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órto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n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n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rent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ren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borad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ídol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d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dade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je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ándo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zc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n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anz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ásic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c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i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oció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a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¡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vagant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sionad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gunt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contr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0.3" calcext:value-type="float">
            <text:p>-0.3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io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idad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-0.3" calcext:value-type="float">
            <text:p>-0.3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cidad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-0.4" calcext:value-type="float">
            <text:p>-0.4</text:p>
          </table:table-cell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-0.4" calcext:value-type="float">
            <text:p>-0.4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a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-0.4" calcext:value-type="float">
            <text:p>-0.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sía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0.4" calcext:value-type="float">
            <text:p>-0.4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ación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51" calcext:value-type="float">
            <text:p>451</text:p>
          </table:table-cell>
          <table:table-cell office:value-type="float" office:value="228" calcext:value-type="float">
            <text:p>228</text:p>
          </table:table-cell>
          <table:table-cell office:value-type="float" office:value="-0.5" calcext:value-type="float">
            <text:p>-0.5</text:p>
          </table:table-cell>
          <table:table-cell office:value-type="float" office:value="223" calcext:value-type="float">
            <text:p>22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mo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orta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0.5" calcext:value-type="float">
            <text:p>-0.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0.5" calcext:value-type="float">
            <text:p>-0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jetiv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ch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o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ción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-0.5" calcext:value-type="float">
            <text:p>-0.5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r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r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izació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í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d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samien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ociar-é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cos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ida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rrealist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o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0.6" calcext:value-type="float">
            <text:p>-0.6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0.6" calcext:value-type="float">
            <text:p>-0.6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cios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0.6" calcext:value-type="float">
            <text:p>-0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p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iad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a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mortal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iste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stálgi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acion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mpo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stad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br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áfo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erp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anticism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io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rasado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d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r-é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ándo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ñ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d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oner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q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iseñ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u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l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ol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m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n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at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ect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or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reg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ert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pir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d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egu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sper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daz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initi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igu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ex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mpl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lent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gue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ti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id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ni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ced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buj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épti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gn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olu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dran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r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vane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sue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hac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i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érre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nt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enta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í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fo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nu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on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oní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clav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cion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gel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esti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ranz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rprend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íme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engañ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z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l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rap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rrest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il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ent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íci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ermin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osi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ci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malmen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e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ra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id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mb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minació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q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nu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-0.6" calcext:value-type="float">
            <text:p>-0.6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ómico</text:p>
          </table:table-cell>
          <table:table-cell office:value-type="float" office:value="488" calcext:value-type="float">
            <text:p>488</text:p>
          </table:table-cell>
          <table:table-cell office:value-type="float" office:value="243" calcext:value-type="float">
            <text:p>243</text:p>
          </table:table-cell>
          <table:table-cell office:value-type="float" office:value="-0.6" calcext:value-type="float">
            <text:p>-0.6</text:p>
          </table:table-cell>
          <table:table-cell office:value-type="float" office:value="245" calcext:value-type="float">
            <text:p>245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orz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ord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-0.7" calcext:value-type="float">
            <text:p>-0.7</text:p>
          </table:table-cell>
          <table:table-cell office:value-type="float" office:value="36" calcext:value-type="float">
            <text:p>36</text:p>
          </table:table-cell>
          <table:table-cell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er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-0.8" calcext:value-type="float">
            <text:p>-0.8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-0.8" calcext:value-type="float">
            <text:p>-0.8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os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ust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tiv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pic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ita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ejándo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lusió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h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015" calcext:value-type="float">
            <text:p>3015</text:p>
          </table:table-cell>
          <table:table-cell office:value-type="float" office:value="1529" calcext:value-type="float">
            <text:p>1529</text:p>
          </table:table-cell>
          <table:table-cell office:value-type="float" office:value="-0.8" calcext:value-type="float">
            <text:p>-0.8</text:p>
          </table:table-cell>
          <table:table-cell office:value-type="float" office:value="1486" calcext:value-type="float">
            <text:p>1486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astar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0.8" calcext:value-type="float">
            <text:p>-0.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d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ier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resa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0.9" calcext:value-type="float">
            <text:p>-0.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isaj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scendenc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ona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r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atis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geradame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m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j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ch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til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ája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ar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jestuos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ligr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oj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ranc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bil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t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iritu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irm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a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ris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ici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t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ilus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qué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domí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sall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miració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úsqued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añ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edec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epto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vin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cul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éro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cia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moni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ez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í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gevid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man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uel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d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geri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ner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a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ificació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o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ú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ocar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d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.1" calcext:value-type="float">
            <text:p>-1.1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cesiv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e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frimiento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tallad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.1" calcext:value-type="float">
            <text:p>-1.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-1.2" calcext:value-type="float">
            <text:p>-1.2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-el</text:p>
          </table:table-cell>
          <table:table-cell office:value-type="float" office:value="325" calcext:value-type="float">
            <text:p>325</text:p>
          </table:table-cell>
          <table:table-cell office:value-type="float" office:value="153" calcext:value-type="float">
            <text:p>153</text:p>
          </table:table-cell>
          <table:table-cell office:value-type="float" office:value="-1.2" calcext:value-type="float">
            <text:p>-1.2</text:p>
          </table:table-cell>
          <table:table-cell office:value-type="float" office:value="172" calcext:value-type="float">
            <text:p>172</text:p>
          </table:table-cell>
          <table:table-cell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rs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érdi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ra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ev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m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titu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í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eñ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er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erb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uer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s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íco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lien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ib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rmo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talez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ficulta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pid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mósfe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ás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-1.3" calcext:value-type="float">
            <text:p>-1.3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1.3" calcext:value-type="float">
            <text:p>-1.3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ón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1.3" calcext:value-type="float">
            <text:p>-1.3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ert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edad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1.4" calcext:value-type="float">
            <text:p>-1.4</text:p>
          </table:table-cell>
          <table:table-cell office:value-type="float" office:value="17" calcext:value-type="float">
            <text:p>17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75" calcext:value-type="float">
            <text:p>975</text:p>
          </table:table-cell>
          <table:table-cell office:value-type="float" office:value="475" calcext:value-type="float">
            <text:p>475</text:p>
          </table:table-cell>
          <table:table-cell office:value-type="float" office:value="-1.4" calcext:value-type="float">
            <text:p>-1.4</text:p>
          </table:table-cell>
          <table:table-cell office:value-type="float" office:value="500" calcext:value-type="float">
            <text:p>500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tor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-1.4" calcext:value-type="float">
            <text:p>-1.4</text:p>
          </table:table-cell>
          <table:table-cell office:value-type="float" office:value="70" calcext:value-type="float">
            <text:p>70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car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.4" calcext:value-type="float">
            <text:p>-1.4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erto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ática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vad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em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s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ez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íri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dilocuen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ren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om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miti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quier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jer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lev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nge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í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-1.6" calcext:value-type="float">
            <text:p>-1.6</text:p>
          </table:table-cell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da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a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-1.7" calcext:value-type="float">
            <text:p>-1.7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vé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ntr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oció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i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.8" calcext:value-type="float">
            <text:p>-1.8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ltar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ad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mund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g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6" calcext:value-type="float">
            <text:p>6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-1.9" calcext:value-type="float">
            <text:p>-1.9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tez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a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-2.2" calcext:value-type="float">
            <text:p>-2.2</text:p>
          </table:table-cell>
          <table:table-cell office:value-type="float" office:value="38" calcext:value-type="float">
            <text:p>38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eg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dr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und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-2.4" calcext:value-type="float">
            <text:p>-2.4</text:p>
          </table:table-cell>
          <table:table-cell office:value-type="float" office:value="46" calcext:value-type="float">
            <text:p>4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.4" calcext:value-type="float">
            <text:p>-2.4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iderar-é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-2.4" calcext:value-type="float">
            <text:p>-2.4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io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-2.5" calcext:value-type="float">
            <text:p>-2.5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azó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s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guil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pretació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agen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-2.6" calcext:value-type="float">
            <text:p>-2.6</text:p>
          </table:table-cell>
          <table:table-cell office:value-type="float" office:value="34" calcext:value-type="float">
            <text:p>34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pend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mántico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-2.7" calcext:value-type="float">
            <text:p>-2.7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ólico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2.9" calcext:value-type="float">
            <text:p>-2.9</text:p>
          </table:table-cell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bargo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2.9" calcext:value-type="float">
            <text:p>-2.9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amátic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17" calcext:value-type="float">
            <text:p>17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ento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rment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.1" calcext:value-type="float">
            <text:p>-3.1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cepción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mento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-3.3" calcext:value-type="float">
            <text:p>-3.3</text:p>
          </table:table-cell>
          <table:table-cell office:value-type="float" office:value="77" calcext:value-type="float">
            <text:p>77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uralez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.3" calcext:value-type="float">
            <text:p>-3.3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ez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ió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bo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-3.5" calcext:value-type="float">
            <text:p>-3.5</text:p>
          </table:table-cell>
          <table:table-cell office:value-type="float" office:value="28" calcext:value-type="float">
            <text:p>28</text:p>
          </table:table-cell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498" calcext:value-type="float">
            <text:p>498</text:p>
          </table:table-cell>
          <table:table-cell office:value-type="float" office:value="217" calcext:value-type="float">
            <text:p>217</text:p>
          </table:table-cell>
          <table:table-cell office:value-type="float" office:value="-3.7" calcext:value-type="float">
            <text:p>-3.7</text:p>
          </table:table-cell>
          <table:table-cell office:value-type="float" office:value="281" calcext:value-type="float">
            <text:p>281</text:p>
          </table:table-cell>
          <table:table-cell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emn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15" calcext:value-type="float">
            <text:p>15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bre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-3.8" calcext:value-type="float">
            <text:p>-3.8</text:p>
          </table:table-cell>
          <table:table-cell office:value-type="float" office:value="44" calcext:value-type="float">
            <text:p>44</text:p>
          </table:table-cell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a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al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-4.1" calcext:value-type="float">
            <text:p>-4.1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ético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-4.3" calcext:value-type="float">
            <text:p>-4.3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ultar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-4.3" calcext:value-type="float">
            <text:p>-4.3</text:p>
          </table:table-cell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lexivo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-4.3" calcext:value-type="float">
            <text:p>-4.3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lancolí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ísticos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nto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-4.5" calcext:value-type="float">
            <text:p>-4.5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guno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-4.7" calcext:value-type="float">
            <text:p>-4.7</text:p>
          </table:table-cell>
          <table:table-cell office:value-type="float" office:value="37" calcext:value-type="float">
            <text:p>37</text:p>
          </table:table-cell>
          <table:table-cell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timiento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-5.1" calcext:value-type="float">
            <text:p>-5.1</text:p>
          </table:table-cell>
          <table:table-cell office:value-type="float" office:value="90" calcext:value-type="float">
            <text:p>90</text:p>
          </table:table-cell>
          <table:table-cell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tar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5.4" calcext:value-type="float">
            <text:p>-5.4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or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-7.2" calcext:value-type="float">
            <text:p>-7.2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-8.2" calcext:value-type="float">
            <text:p>-8.2</text:p>
          </table:table-cell>
          <table:table-cell office:value-type="float" office:value="50" calcext:value-type="float">
            <text:p>50</text:p>
          </table:table-cell>
          <table:table-cell office:value-type="float" office:value="8.2" calcext:value-type="float">
            <text:p>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54" calcext:value-type="float">
            <text:p>154</text:p>
          </table:table-cell>
          <table:table-cell office:value-type="float" office:value="28" calcext:value-type="float">
            <text:p>28</text:p>
          </table:table-cell>
          <table:table-cell office:value-type="float" office:value="-17.1" calcext:value-type="float">
            <text:p>-17.1</text:p>
          </table:table-cell>
          <table:table-cell office:value-type="float" office:value="126" calcext:value-type="float">
            <text:p>126</text:p>
          </table:table-cell>
          <table:table-cell office:value-type="float" office:value="17.1" calcext:value-type="float">
            <text:p>17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der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office:value-type="float" office:value="-18.1" calcext:value-type="float">
            <text:p>-18.1</text:p>
          </table:table-cell>
          <table:table-cell office:value-type="float" office:value="155" calcext:value-type="float">
            <text:p>155</text:p>
          </table:table-cell>
          <table:table-cell office:value-type="float" office:value="18.1" calcext:value-type="float">
            <text:p>18.1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Feuille1.A1:Feuille1.F20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58:36.528620805</meta:creation-date>
    <meta:generator>LibreOffice/7.3.7.2$Linux_X86_64 LibreOffice_project/30$Build-2</meta:generator>
    <dc:date>2024-06-23T23:54:54.082399996</dc:date>
    <meta:editing-duration>PT1M28S</meta:editing-duration>
    <meta:editing-cycles>3</meta:editing-cycles>
    <meta:document-statistic meta:table-count="1" meta:cell-count="12108" meta:object-count="0"/>
  </office:meta>
</office:document-meta>
</file>